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draw:layer="layout" svg:width="6.5cm" svg:height="2cm" svg:x="7cm" svg:y="2cm">
          <text:p text:style-name="P1">Linguistics analy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2.5cm" svg:x="1.5cm" svg:y="2cm">
          <text:p text:style-name="P1">Natural tex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" draw:text-style-name="P1" draw:layer="layout" svg:x1="5.5cm" svg:y1="3cm" svg:x2="7cm" svg:y2="3cm">
          <text:p/>
        </draw:line>
        <draw:custom-shape draw:style-name="gr2" draw:text-style-name="P1" draw:layer="layout" svg:width="4cm" svg:height="2.5cm" svg:x="15cm" svg:y="2cm">
          <text:p text:style-name="P1">Use Cases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" draw:text-style-name="P1" draw:layer="layout" svg:x1="13.5cm" svg:y1="3cm" svg:x2="15cm" svg:y2="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12-23T09:11:26.09</meta:creation-date>
    <dc:date>2011-12-23T09:16:11.33</dc:date>
    <meta:editing-duration>PT00H04M45S</meta:editing-duration>
    <meta:editing-cycles>1</meta:editing-cycles>
    <meta:document-statistic meta:object-count="5"/>
    <meta:generator>OpenOffice.org/3.2$Win32 OpenOffice.org_project/320m19$Build-9505</meta:generator>
  </office:meta>
</office:document-meta>
</file>